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1210000018C1CD549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2cm" draw:marker-end-width="0.352cm" draw:fill="solid" draw:fill-color="#000000" draw:textarea-horizontal-align="center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="solid" draw:fill-color="#ffffff" draw:textarea-horizontal-align="left" draw:textarea-vertical-align="top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fill="solid" draw:fill-color="#ffffff" draw:textarea-vertical-align="top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fill="solid" draw:fill-color="#ffffff" draw:textarea-horizontal-align="center" draw:textarea-vertical-align="top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fill="solid" draw:fill-color="#ffffff" draw:textarea-horizontal-align="center" draw:textarea-vertical-align="top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000000" draw:textarea-horizontal-align="center" draw:textarea-vertical-align="top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ffffff" draw:textarea-horizontal-align="left" draw:textarea-vertical-align="top"/>
    </style:style>
    <style:style style:name="gr9" style:family="graphic" style:parent-style-name="standard">
      <style:graphic-properties svg:stroke-color="#000000" draw:fill="solid" draw:fill-color="#ffffff" draw:textarea-vertical-align="top"/>
    </style:style>
    <style:style style:name="gr10" style:family="graphic" style:parent-style-name="standard">
      <style:graphic-properties svg:stroke-color="#000000" draw:fill="solid" draw:fill-color="#ffffff" draw:textarea-vertical-align="top"/>
    </style:style>
    <style:style style:name="gr11" style:family="graphic" style:parent-style-name="standard">
      <style:graphic-properties svg:stroke-color="#000000" draw:fill="solid" draw:fill-color="#ffffff" draw:textarea-horizontal-align="left" draw:textarea-vertical-align="top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000000" draw:textarea-horizontal-align="center" draw:textarea-vertical-align="top" fo:padding-top="0.175cm" fo:padding-bottom="0.175cm" fo:padding-left="0.3cm" fo:padding-right="0.3cm"/>
    </style:style>
    <style:style style:name="gr13" style:family="graphic" style:parent-style-name="standard">
      <style:graphic-properties svg:stroke-color="#000000" draw:fill="solid" draw:fill-color="#ffffff" draw:textarea-horizontal-align="left" draw:textarea-vertical-align="middle" fo:padding-left="0.406cm"/>
    </style:style>
    <style:style style:name="gr14" style:family="graphic" style:parent-style-name="standard">
      <style:graphic-properties svg:stroke-color="#000000" draw:fill="solid" draw:fill-color="#ffffff" draw:textarea-horizontal-align="left" draw:textarea-vertical-align="middle" fo:padding-left="0.406cm"/>
    </style:style>
    <style:style style:name="gr15" style:family="graphic" style:parent-style-name="standard">
      <style:graphic-properties svg:stroke-color="#000000" draw:fill="solid" draw:fill-color="#ffffff" draw:textarea-horizontal-align="left" draw:textarea-vertical-align="top" fo:padding-left="0.254cm"/>
    </style:style>
    <style:style style:name="gr16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000000" draw:fill="solid" draw:fill-color="#000000" draw:textarea-vertical-align="middle" fo:padding-left="0.127cm" fo:padding-right="0.127cm"/>
    </style:style>
    <style:style style:name="gr18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19" style:family="graphic" style:parent-style-name="standard">
      <style:graphic-properties svg:stroke-color="#000000" draw:fill="solid" draw:fill-color="#000000" draw:textarea-vertical-align="middle"/>
    </style:style>
    <style:style style:name="gr20" style:family="graphic" style:parent-style-name="standard">
      <style:graphic-properties svg:stroke-color="#000000" draw:fill="none" draw:fill-color="#ffffff" draw:textarea-vertical-align="middle" fo:padding-left="0.127cm" fo:padding-right="0.127cm"/>
    </style:style>
    <style:style style:name="gr21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22" style:family="graphic" style:parent-style-name="standard">
      <style:graphic-properties svg:stroke-color="#000000" draw:fill="none" draw:fill-color="#ffffff" draw:textarea-vertical-align="middle"/>
    </style:style>
    <style:style style:name="gr23" style:family="graphic" style:parent-style-name="standard">
      <style:graphic-properties svg:stroke-width="0.102cm" svg:stroke-color="#000000" draw:fill="none" draw:opacity="75%" draw:textarea-vertical-align="middle" fo:padding-top="0.176cm" fo:padding-bottom="0.176cm" fo:padding-left="0.301cm" fo:padding-right="0.301cm" draw:shadow-opacity="75%"/>
    </style:style>
    <style:style style:name="gr24" style:family="graphic" style:parent-style-name="standard">
      <style:graphic-properties svg:stroke-width="0.102cm" svg:stroke-color="#000000" draw:marker-start-width="0.352cm" draw:marker-end-width="0.352cm" draw:fill="solid" draw:fill-color="#000000" draw:opacity="100%" draw:fill-image-width="0cm" draw:fill-image-height="0cm" draw:textarea-horizontal-align="center" draw:textarea-vertical-align="middle" fo:padding-top="1.27cm" fo:padding-bottom="1.27cm" fo:padding-left="1.27cm" fo:padding-right="1.27cm" draw:shadow-opacity="100%"/>
    </style:style>
    <style:style style:name="gr25" style:family="graphic" style:parent-style-name="standard">
      <style:graphic-properties svg:stroke-color="#000000" draw:fill="solid" draw:fill-color="#ffffff" draw:opacity="100%" draw:textarea-horizontal-align="left" draw:textarea-vertical-align="top" draw:shadow-opacity="100%"/>
    </style:style>
    <style:style style:name="gr26" style:family="graphic" style:parent-style-name="standard">
      <style:graphic-properties svg:stroke-color="#000000" draw:fill="solid" draw:fill-color="#000000" draw:opacity="100%" draw:fill-image-width="0cm" draw:fill-image-height="0cm" draw:textarea-horizontal-align="left" draw:textarea-vertical-align="top" draw:shadow-opacity="100%"/>
    </style:style>
    <style:style style:name="gr27" style:family="graphic" style:parent-style-name="standard">
      <style:graphic-properties svg:stroke-color="#000000" draw:fill="solid" draw:fill-color="#ffffff" draw:opacity="75%" draw:textarea-horizontal-align="left" draw:textarea-vertical-align="top" draw:shadow-opacity="75%"/>
    </style:style>
    <style:style style:name="gr28" style:family="graphic" style:parent-style-name="standard">
      <style:graphic-properties svg:stroke-width="0cm" svg:stroke-color="#000000" draw:marker-start-width="0.2cm" draw:marker-end-width="0.2cm" draw:fill="solid" draw:fill-color="#000000" draw:opacity="100%" draw:fill-image-width="0cm" draw:fill-image-height="0cm" draw:textarea-horizontal-align="center" draw:textarea-vertical-align="middle" fo:padding-top="1.22cm" fo:padding-bottom="1.22cm" fo:padding-left="1.22cm" fo:padding-right="1.22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color="#ffffff" fo:font-family="'Franklin Gothic Medium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center"/>
      <style:text-properties fo:color="#ffffff" fo:font-size="9pt" style:font-size-asian="9pt" style:font-size-complex="9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color="#ffffff" fo:font-family="'Franklin Gothic Medium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fffff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84cm" svg:height="14.986cm" svg:x="12.786cm" svg:y="1.091cm">
          <draw:image xlink:href="Pictures/10000201000001210000018C1CD54988.png" xlink:type="simple" xlink:show="embed" xlink:actuate="onLoad">
            <text:p/>
          </draw:image>
        </draw:frame>
        <draw:g>
          <draw:rect draw:style-name="gr2" draw:text-style-name="P2" draw:layer="layout" svg:width="8.89cm" svg:height="3.937cm" svg:x="1cm" svg:y="1cm">
            <text:p text:style-name="P1"><text:span text:style-name="T1">Vehicle Profile</text:span></text:p>
          </draw:rect>
          <draw:rect draw:style-name="gr3" draw:text-style-name="P3" draw:layer="layout" svg:width="5.842cm" svg:height="1.27cm" svg:x="1cm" svg:y="1.635cm">
            <text:p text:style-name="P1"><text:span text:style-name="T2">Name:</text:span></text:p>
          </draw:rect>
          <draw:rect draw:style-name="gr4" draw:text-style-name="P4" draw:layer="layout" svg:width="1.524cm" svg:height="1.27cm" svg:x="6.842cm" svg:y="1.635cm">
            <text:p text:style-name="P1"><text:span text:style-name="T3">Weight</text:span></text:p>
          </draw:rect>
          <draw:rect draw:style-name="gr4" draw:text-style-name="P1" draw:layer="layout" svg:width="1.524cm" svg:height="1.27cm" svg:x="8.366cm" svg:y="1.635cm">
            <text:p text:style-name="P1"><text:span text:style-name="T3">Cost</text:span></text:p>
          </draw:rect>
          <draw:rect draw:style-name="gr5" draw:text-style-name="P5" draw:layer="layout" svg:width="4.318cm" svg:height="0.635cm" svg:x="1cm" svg:y="3.032cm">
            <text:p text:style-name="P1"><text:span text:style-name="T4">Form</text:span></text:p>
          </draw:rect>
          <draw:rect draw:style-name="gr5" draw:text-style-name="P5" draw:layer="layout" svg:width="1.524cm" svg:height="0.635cm" svg:x="8.366cm" svg:y="3.032cm">
            <text:p text:style-name="P1"><text:span text:style-name="T4">Fly MA</text:span></text:p>
          </draw:rect>
          <draw:rect draw:style-name="gr5" draw:text-style-name="P5" draw:layer="layout" svg:width="1.525cm" svg:height="0.635cm" svg:x="6.841cm" svg:y="3.032cm">
            <text:p text:style-name="P1"><text:span text:style-name="T4">Land MA</text:span></text:p>
          </draw:rect>
          <draw:rect draw:style-name="gr5" draw:text-style-name="P5" draw:layer="layout" svg:width="1.523cm" svg:height="0.635cm" svg:x="5.318cm" svg:y="3.032cm">
            <text:p text:style-name="P1"><text:span text:style-name="T4">MV</text:span></text:p>
          </draw:rect>
          <draw:rect draw:style-name="gr6" draw:text-style-name="P6" draw:layer="layout" svg:width="4.318cm" svg:height="0.635cm" svg:x="1cm" svg:y="3.667cm">
            <text:p/>
          </draw:rect>
          <draw:rect draw:style-name="gr6" draw:text-style-name="P6" draw:layer="layout" svg:width="1.524cm" svg:height="0.635cm" svg:x="8.366cm" svg:y="3.667cm">
            <text:p/>
          </draw:rect>
          <draw:rect draw:style-name="gr6" draw:text-style-name="P6" draw:layer="layout" svg:width="1.525cm" svg:height="0.635cm" svg:x="6.841cm" svg:y="3.667cm">
            <text:p/>
          </draw:rect>
          <draw:rect draw:style-name="gr6" draw:text-style-name="P6" draw:layer="layout" svg:width="1.523cm" svg:height="0.635cm" svg:x="5.318cm" svg:y="3.667cm">
            <text:p/>
          </draw:rect>
          <draw:rect draw:style-name="gr6" draw:text-style-name="P6" draw:layer="layout" svg:width="4.318cm" svg:height="0.635cm" svg:x="1cm" svg:y="4.302cm">
            <text:p/>
          </draw:rect>
          <draw:rect draw:style-name="gr6" draw:text-style-name="P6" draw:layer="layout" svg:width="1.524cm" svg:height="0.635cm" svg:x="8.366cm" svg:y="4.302cm">
            <text:p/>
          </draw:rect>
          <draw:rect draw:style-name="gr6" draw:text-style-name="P6" draw:layer="layout" svg:width="1.525cm" svg:height="0.635cm" svg:x="6.841cm" svg:y="4.302cm">
            <text:p/>
          </draw:rect>
          <draw:rect draw:style-name="gr6" draw:text-style-name="P6" draw:layer="layout" svg:width="1.523cm" svg:height="0.635cm" svg:x="5.318cm" svg:y="4.302cm">
            <text:p/>
          </draw:rect>
        </draw:g>
        <draw:g>
          <draw:rect draw:style-name="gr7" draw:text-style-name="P2" draw:layer="layout" svg:width="8.89cm" svg:height="4.064cm" svg:x="1cm" svg:y="5.191cm">
            <text:p/>
          </draw:rect>
          <draw:rect draw:style-name="gr8" draw:text-style-name="P3" draw:layer="layout" svg:width="5.842cm" svg:height="0.889cm" svg:x="1cm" svg:y="5.191cm">
            <text:p text:style-name="P1"><text:span text:style-name="T2">Pilot:</text:span></text:p>
          </draw:rect>
          <draw:rect draw:style-name="gr9" draw:text-style-name="P4" draw:layer="layout" svg:width="1.524cm" svg:height="0.889cm" svg:x="6.842cm" svg:y="5.191cm">
            <text:p text:style-name="P1"><text:span text:style-name="T3">REF</text:span></text:p>
          </draw:rect>
          <draw:rect draw:style-name="gr9" draw:text-style-name="P1" draw:layer="layout" svg:width="1.524cm" svg:height="0.889cm" svg:x="8.366cm" svg:y="5.191cm">
            <text:p text:style-name="P1"><text:span text:style-name="T3">MREF</text:span></text:p>
          </draw:rect>
          <draw:rect draw:style-name="gr8" draw:text-style-name="P6" draw:layer="layout" svg:width="3.526cm" svg:height="0.635cm" svg:x="1cm" svg:y="6.08cm">
            <text:p text:style-name="P1"><text:span text:style-name="T5">Awareness</text:span></text:p>
          </draw:rect>
          <draw:rect draw:style-name="gr10" draw:text-style-name="P4" draw:layer="layout" svg:width="0.919cm" svg:height="0.635cm" svg:x="4.526cm" svg:y="6.08cm">
            <text:p/>
          </draw:rect>
          <draw:rect draw:style-name="gr8" draw:text-style-name="P6" draw:layer="layout" svg:width="3.526cm" svg:height="0.635cm" svg:x="5.445cm" svg:y="6.08cm">
            <text:p text:style-name="P1"><text:span text:style-name="T5">Mecha Piloting</text:span></text:p>
          </draw:rect>
          <draw:rect draw:style-name="gr10" draw:text-style-name="P4" draw:layer="layout" svg:width="0.919cm" svg:height="0.635cm" svg:x="8.971cm" svg:y="6.08cm">
            <text:p/>
          </draw:rect>
          <draw:rect draw:style-name="gr11" draw:text-style-name="P6" draw:layer="layout" svg:width="3.526cm" svg:height="0.635cm" svg:x="1cm" svg:y="6.715cm">
            <text:p/>
          </draw:rect>
          <draw:rect draw:style-name="gr10" draw:text-style-name="P4" draw:layer="layout" svg:width="0.919cm" svg:height="0.635cm" svg:x="4.526cm" svg:y="6.715cm">
            <text:p/>
          </draw:rect>
          <draw:rect draw:style-name="gr11" draw:text-style-name="P6" draw:layer="layout" svg:width="3.526cm" svg:height="0.635cm" svg:x="5.445cm" svg:y="6.715cm">
            <text:p/>
          </draw:rect>
          <draw:rect draw:style-name="gr10" draw:text-style-name="P4" draw:layer="layout" svg:width="0.919cm" svg:height="0.635cm" svg:x="8.971cm" svg:y="6.715cm">
            <text:p/>
          </draw:rect>
          <draw:rect draw:style-name="gr11" draw:text-style-name="P6" draw:layer="layout" svg:width="3.526cm" svg:height="0.635cm" svg:x="1cm" svg:y="7.35cm">
            <text:p/>
          </draw:rect>
          <draw:rect draw:style-name="gr10" draw:text-style-name="P4" draw:layer="layout" svg:width="0.919cm" svg:height="0.635cm" svg:x="4.526cm" svg:y="7.35cm">
            <text:p/>
          </draw:rect>
          <draw:rect draw:style-name="gr11" draw:text-style-name="P6" draw:layer="layout" svg:width="3.526cm" svg:height="0.635cm" svg:x="5.445cm" svg:y="7.35cm">
            <text:p/>
          </draw:rect>
          <draw:rect draw:style-name="gr10" draw:text-style-name="P4" draw:layer="layout" svg:width="0.919cm" svg:height="0.635cm" svg:x="8.971cm" svg:y="7.35cm">
            <text:p/>
          </draw:rect>
          <draw:rect draw:style-name="gr11" draw:text-style-name="P6" draw:layer="layout" svg:width="3.526cm" svg:height="0.635cm" svg:x="1cm" svg:y="7.985cm">
            <text:p/>
          </draw:rect>
          <draw:rect draw:style-name="gr10" draw:text-style-name="P4" draw:layer="layout" svg:width="0.919cm" svg:height="0.635cm" svg:x="4.526cm" svg:y="7.985cm">
            <text:p/>
          </draw:rect>
          <draw:rect draw:style-name="gr11" draw:text-style-name="P6" draw:layer="layout" svg:width="3.526cm" svg:height="0.635cm" svg:x="5.445cm" svg:y="7.985cm">
            <text:p/>
          </draw:rect>
          <draw:rect draw:style-name="gr10" draw:text-style-name="P4" draw:layer="layout" svg:width="0.919cm" svg:height="0.635cm" svg:x="8.971cm" svg:y="7.985cm">
            <text:p/>
          </draw:rect>
          <draw:rect draw:style-name="gr11" draw:text-style-name="P6" draw:layer="layout" svg:width="3.526cm" svg:height="0.635cm" svg:x="1cm" svg:y="8.62cm">
            <text:p/>
          </draw:rect>
          <draw:rect draw:style-name="gr10" draw:text-style-name="P4" draw:layer="layout" svg:width="0.919cm" svg:height="0.635cm" svg:x="4.526cm" svg:y="8.62cm">
            <text:p/>
          </draw:rect>
          <draw:rect draw:style-name="gr11" draw:text-style-name="P6" draw:layer="layout" svg:width="3.526cm" svg:height="0.635cm" svg:x="5.445cm" svg:y="8.62cm">
            <text:p/>
          </draw:rect>
          <draw:rect draw:style-name="gr10" draw:text-style-name="P4" draw:layer="layout" svg:width="0.919cm" svg:height="0.635cm" svg:x="8.971cm" svg:y="8.62cm">
            <text:p/>
          </draw:rect>
        </draw:g>
        <draw:g>
          <draw:rect draw:style-name="gr12" draw:text-style-name="P8" draw:layer="layout" svg:width="8.89cm" svg:height="5.08cm" svg:x="1cm" svg:y="9.509cm">
            <text:p text:style-name="P7"><text:span text:style-name="T6">Main Systems</text:span></text:p>
          </draw:rect>
          <draw:rect draw:style-name="gr8" draw:text-style-name="P6" draw:layer="layout" svg:width="8.86cm" svg:height="0.635cm" svg:x="1.03cm" svg:y="10.144cm">
            <text:p text:style-name="P1"><text:span text:style-name="T5">Powerplant:</text:span><text:span text:style-name="T5"><text:tab/></text:span><text:span text:style-name="T5"><text:tab/></text:span><text:span text:style-name="T5"><text:tab/></text:span><text:span text:style-name="T5"><text:tab/></text:span><text:span text:style-name="T5">XS:</text:span></text:p>
          </draw:rect>
          <draw:rect draw:style-name="gr8" draw:text-style-name="P6" draw:layer="layout" svg:width="8.86cm" svg:height="0.635cm" svg:x="1.03cm" svg:y="10.779cm">
            <text:p text:style-name="P1"><text:span text:style-name="T5">Controls:</text:span></text:p>
          </draw:rect>
          <draw:rect draw:style-name="gr11" draw:text-style-name="P6" draw:layer="layout" svg:width="8.86cm" svg:height="0.635cm" svg:x="1.03cm" svg:y="11.414cm">
            <text:p/>
          </draw:rect>
          <draw:rect draw:style-name="gr11" draw:text-style-name="P6" draw:layer="layout" svg:width="8.86cm" svg:height="0.635cm" svg:x="1.03cm" svg:y="12.049cm">
            <text:p/>
          </draw:rect>
          <draw:rect draw:style-name="gr11" draw:text-style-name="P6" draw:layer="layout" svg:width="8.86cm" svg:height="0.635cm" svg:x="1.03cm" svg:y="12.684cm">
            <text:p/>
          </draw:rect>
          <draw:rect draw:style-name="gr11" draw:text-style-name="P6" draw:layer="layout" svg:width="8.86cm" svg:height="0.635cm" svg:x="1.03cm" svg:y="13.319cm">
            <text:p/>
          </draw:rect>
          <draw:rect draw:style-name="gr11" draw:text-style-name="P6" draw:layer="layout" svg:width="8.86cm" svg:height="0.635cm" svg:x="1.03cm" svg:y="13.954cm">
            <text:p/>
          </draw:rect>
        </draw:g>
        <draw:rect draw:style-name="gr12" draw:text-style-name="P9" draw:layer="layout" svg:width="8.89cm" svg:height="5.747cm" svg:x="1cm" svg:y="14.843cm">
          <text:p text:style-name="P1"><text:span text:style-name="T6">Sensors</text:span></text:p>
        </draw:rect>
        <draw:rect draw:style-name="gr8" draw:text-style-name="P5" draw:layer="layout" svg:width="3.81cm" svg:height="0.635cm" svg:x="1cm" svg:y="15.478cm">
          <text:p text:style-name="P1"><text:span text:style-name="T4">Sensor</text:span></text:p>
        </draw:rect>
        <draw:rect draw:style-name="gr9" draw:text-style-name="P10" draw:layer="layout" svg:width="1.27cm" svg:height="0.635cm" svg:x="8.62cm" svg:y="15.478cm">
          <text:p text:style-name="P1"><text:span text:style-name="T7">Kills</text:span></text:p>
        </draw:rect>
        <draw:rect draw:style-name="gr9" draw:text-style-name="P10" draw:layer="layout" svg:width="1.27cm" svg:height="0.635cm" svg:x="7.35cm" svg:y="15.478cm">
          <text:p text:style-name="P1"><text:span text:style-name="T7">Comm.</text:span></text:p>
        </draw:rect>
        <draw:rect draw:style-name="gr9" draw:text-style-name="P10" draw:layer="layout" svg:width="1.27cm" svg:height="0.635cm" svg:x="6.08cm" svg:y="15.478cm">
          <text:p text:style-name="P1"><text:span text:style-name="T7">Range</text:span></text:p>
        </draw:rect>
        <draw:rect draw:style-name="gr9" draw:text-style-name="P10" draw:layer="layout" svg:width="1.27cm" svg:height="0.635cm" svg:x="4.81cm" svg:y="15.478cm">
          <text:p text:style-name="P1"><text:span text:style-name="T7">Loc.</text:span></text:p>
        </draw:rect>
        <draw:rect draw:style-name="gr13" draw:text-style-name="P6" draw:layer="layout" svg:width="3.81cm" svg:height="0.635cm" svg:x="1cm" svg:y="16.113cm">
          <text:p text:style-name="P1"><text:span text:style-name="T5">Main</text:span></text:p>
        </draw:rect>
        <draw:rect draw:style-name="gr10" draw:text-style-name="P4" draw:layer="layout" svg:width="1.27cm" svg:height="0.635cm" svg:x="8.62cm" svg:y="16.113cm">
          <text:p/>
        </draw:rect>
        <draw:rect draw:style-name="gr10" draw:text-style-name="P4" draw:layer="layout" svg:width="1.27cm" svg:height="0.635cm" svg:x="7.35cm" svg:y="16.113cm">
          <text:p/>
        </draw:rect>
        <draw:rect draw:style-name="gr10" draw:text-style-name="P4" draw:layer="layout" svg:width="1.27cm" svg:height="0.635cm" svg:x="6.08cm" svg:y="16.113cm">
          <text:p/>
        </draw:rect>
        <draw:rect draw:style-name="gr10" draw:text-style-name="P4" draw:layer="layout" svg:width="1.27cm" svg:height="0.635cm" svg:x="4.81cm" svg:y="16.113cm">
          <text:p/>
        </draw:rect>
        <draw:rect draw:style-name="gr13" draw:text-style-name="P12" draw:layer="layout" svg:width="3.81cm" svg:height="0.635cm" svg:x="1cm" svg:y="16.748cm">
          <text:p text:style-name="P11"><text:span text:style-name="T5">Backup</text:span></text:p>
        </draw:rect>
        <draw:rect draw:style-name="gr10" draw:text-style-name="P4" draw:layer="layout" svg:width="1.27cm" svg:height="0.635cm" svg:x="8.62cm" svg:y="16.748cm">
          <text:p/>
        </draw:rect>
        <draw:rect draw:style-name="gr10" draw:text-style-name="P4" draw:layer="layout" svg:width="1.27cm" svg:height="0.635cm" svg:x="7.35cm" svg:y="16.748cm">
          <text:p/>
        </draw:rect>
        <draw:rect draw:style-name="gr10" draw:text-style-name="P4" draw:layer="layout" svg:width="1.27cm" svg:height="0.635cm" svg:x="6.08cm" svg:y="16.748cm">
          <text:p/>
        </draw:rect>
        <draw:rect draw:style-name="gr10" draw:text-style-name="P4" draw:layer="layout" svg:width="1.27cm" svg:height="0.635cm" svg:x="4.81cm" svg:y="16.748cm">
          <text:p/>
        </draw:rect>
        <draw:rect draw:style-name="gr14" draw:text-style-name="P12" draw:layer="layout" svg:width="3.81cm" svg:height="0.635cm" svg:x="1cm" svg:y="17.383cm">
          <text:p/>
        </draw:rect>
        <draw:rect draw:style-name="gr10" draw:text-style-name="P4" draw:layer="layout" svg:width="1.27cm" svg:height="0.635cm" svg:x="8.62cm" svg:y="17.383cm">
          <text:p/>
        </draw:rect>
        <draw:rect draw:style-name="gr10" draw:text-style-name="P4" draw:layer="layout" svg:width="1.27cm" svg:height="0.635cm" svg:x="7.35cm" svg:y="17.383cm">
          <text:p/>
        </draw:rect>
        <draw:rect draw:style-name="gr10" draw:text-style-name="P4" draw:layer="layout" svg:width="1.27cm" svg:height="0.635cm" svg:x="6.08cm" svg:y="17.383cm">
          <text:p/>
        </draw:rect>
        <draw:rect draw:style-name="gr10" draw:text-style-name="P4" draw:layer="layout" svg:width="1.27cm" svg:height="0.635cm" svg:x="4.81cm" svg:y="17.383cm">
          <text:p/>
        </draw:rect>
        <draw:rect draw:style-name="gr15" draw:text-style-name="P13" draw:layer="layout" svg:width="8.89cm" svg:height="0.635cm" svg:x="1cm" svg:y="18.018cm">
          <text:p text:style-name="P11"><text:span text:style-name="T3">Recon Systems</text:span></text:p>
        </draw:rect>
        <draw:rect draw:style-name="gr14" draw:text-style-name="P12" draw:layer="layout" svg:width="8.89cm" svg:height="0.635cm" svg:x="1cm" svg:y="18.653cm">
          <text:p/>
        </draw:rect>
        <draw:rect draw:style-name="gr14" draw:text-style-name="P12" draw:layer="layout" svg:width="8.89cm" svg:height="0.635cm" svg:x="1cm" svg:y="19.288cm">
          <text:p/>
        </draw:rect>
        <draw:rect draw:style-name="gr14" draw:text-style-name="P12" draw:layer="layout" svg:width="8.89cm" svg:height="0.635cm" svg:x="1cm" svg:y="19.923cm">
          <text:p/>
        </draw:rect>
        <draw:rect draw:style-name="gr12" draw:text-style-name="P2" draw:layer="layout" svg:width="4.953cm" svg:height="0.762cm" svg:x="16.24cm" svg:y="14.589cm">
          <text:p text:style-name="P1"><text:span text:style-name="T1">Special ( 10 )</text:span></text:p>
        </draw:rect>
        <draw:g>
          <draw:rect draw:style-name="gr16" draw:text-style-name="P1" draw:layer="layout" svg:width="15.907cm" svg:height="4.858cm" svg:x="11.033cm" svg:y="15.732cm">
            <text:p/>
          </draw:rect>
          <draw:rect draw:style-name="gr17" draw:text-style-name="P14" draw:layer="layout" svg:width="3.4cm" svg:height="0.666cm" svg:x="11.033cm" svg:y="15.732cm">
            <text:p text:style-name="P1"><text:span text:style-name="T8">Weapon</text:span></text:p>
          </draw:rect>
          <draw:rect draw:style-name="gr18" draw:text-style-name="P14" draw:layer="layout" svg:width="1.128cm" svg:height="0.666cm" svg:x="14.433cm" svg:y="15.732cm">
            <text:p text:style-name="P1"><text:span text:style-name="T8">WA</text:span></text:p>
          </draw:rect>
          <draw:rect draw:style-name="gr18" draw:text-style-name="P14" draw:layer="layout" svg:width="2.01cm" svg:height="0.666cm" svg:x="15.561cm" svg:y="15.732cm">
            <text:p text:style-name="P1"><text:span text:style-name="T8">Range</text:span></text:p>
          </draw:rect>
          <draw:rect draw:style-name="gr18" draw:text-style-name="P14" draw:layer="layout" svg:width="1.578cm" svg:height="0.666cm" svg:x="17.571cm" svg:y="15.732cm">
            <text:p text:style-name="P1"><text:span text:style-name="T8">Dmg</text:span></text:p>
          </draw:rect>
          <draw:rect draw:style-name="gr18" draw:text-style-name="P9" draw:layer="layout" svg:width="1.45cm" svg:height="0.666cm" svg:x="19.149cm" svg:y="15.732cm">
            <text:p text:style-name="P1"><text:span text:style-name="T6">Shots</text:span></text:p>
          </draw:rect>
          <draw:rect draw:style-name="gr19" draw:text-style-name="P9" draw:layer="layout" svg:width="5.166cm" svg:height="0.666cm" svg:x="20.599cm" svg:y="15.732cm">
            <text:p text:style-name="P1"><text:span text:style-name="T6">Notes</text:span></text:p>
          </draw:rect>
          <draw:rect draw:style-name="gr19" draw:text-style-name="P9" draw:layer="layout" svg:width="1.175cm" svg:height="0.666cm" svg:x="25.765cm" svg:y="15.732cm">
            <text:p text:style-name="P1"><text:span text:style-name="T6">Loc.</text:span></text:p>
          </draw:rect>
          <draw:rect draw:style-name="gr20" draw:text-style-name="P14" draw:layer="layout" svg:width="3.4cm" svg:height="0.59cm" svg:x="11.033cm" svg:y="16.398cm">
            <text:p/>
          </draw:rect>
          <draw:rect draw:style-name="gr21" draw:text-style-name="P14" draw:layer="layout" svg:width="1.128cm" svg:height="0.59cm" svg:x="14.433cm" svg:y="16.398cm">
            <text:p/>
          </draw:rect>
          <draw:rect draw:style-name="gr21" draw:text-style-name="P14" draw:layer="layout" svg:width="2.01cm" svg:height="0.59cm" svg:x="15.561cm" svg:y="16.398cm">
            <text:p/>
          </draw:rect>
          <draw:rect draw:style-name="gr21" draw:text-style-name="P14" draw:layer="layout" svg:width="1.578cm" svg:height="0.59cm" svg:x="17.571cm" svg:y="16.398cm">
            <text:p/>
          </draw:rect>
          <draw:rect draw:style-name="gr21" draw:text-style-name="P9" draw:layer="layout" svg:width="1.45cm" svg:height="0.59cm" svg:x="19.149cm" svg:y="16.398cm">
            <text:p/>
          </draw:rect>
          <draw:rect draw:style-name="gr22" draw:text-style-name="P9" draw:layer="layout" svg:width="5.166cm" svg:height="0.59cm" svg:x="20.599cm" svg:y="16.398cm">
            <text:p/>
          </draw:rect>
          <draw:rect draw:style-name="gr22" draw:text-style-name="P9" draw:layer="layout" svg:width="1.175cm" svg:height="0.59cm" svg:x="25.765cm" svg:y="16.398cm">
            <text:p/>
          </draw:rect>
          <draw:rect draw:style-name="gr20" draw:text-style-name="P14" draw:layer="layout" svg:width="3.4cm" svg:height="0.589cm" svg:x="11.033cm" svg:y="16.988cm">
            <text:p/>
          </draw:rect>
          <draw:rect draw:style-name="gr21" draw:text-style-name="P14" draw:layer="layout" svg:width="1.128cm" svg:height="0.589cm" svg:x="14.433cm" svg:y="16.988cm">
            <text:p/>
          </draw:rect>
          <draw:rect draw:style-name="gr21" draw:text-style-name="P14" draw:layer="layout" svg:width="2.01cm" svg:height="0.589cm" svg:x="15.561cm" svg:y="16.988cm">
            <text:p/>
          </draw:rect>
          <draw:rect draw:style-name="gr21" draw:text-style-name="P14" draw:layer="layout" svg:width="1.578cm" svg:height="0.589cm" svg:x="17.571cm" svg:y="16.988cm">
            <text:p/>
          </draw:rect>
          <draw:rect draw:style-name="gr21" draw:text-style-name="P9" draw:layer="layout" svg:width="1.45cm" svg:height="0.589cm" svg:x="19.149cm" svg:y="16.988cm">
            <text:p/>
          </draw:rect>
          <draw:rect draw:style-name="gr22" draw:text-style-name="P9" draw:layer="layout" svg:width="5.166cm" svg:height="0.589cm" svg:x="20.599cm" svg:y="16.988cm">
            <text:p/>
          </draw:rect>
          <draw:rect draw:style-name="gr22" draw:text-style-name="P9" draw:layer="layout" svg:width="1.175cm" svg:height="0.589cm" svg:x="25.765cm" svg:y="16.988cm">
            <text:p/>
          </draw:rect>
          <draw:rect draw:style-name="gr20" draw:text-style-name="P14" draw:layer="layout" svg:width="3.4cm" svg:height="0.588cm" svg:x="11.033cm" svg:y="17.6cm">
            <text:p/>
          </draw:rect>
          <draw:rect draw:style-name="gr21" draw:text-style-name="P14" draw:layer="layout" svg:width="1.128cm" svg:height="0.588cm" svg:x="14.433cm" svg:y="17.6cm">
            <text:p/>
          </draw:rect>
          <draw:rect draw:style-name="gr21" draw:text-style-name="P14" draw:layer="layout" svg:width="2.01cm" svg:height="0.588cm" svg:x="15.561cm" svg:y="17.6cm">
            <text:p/>
          </draw:rect>
          <draw:rect draw:style-name="gr21" draw:text-style-name="P14" draw:layer="layout" svg:width="1.578cm" svg:height="0.588cm" svg:x="17.571cm" svg:y="17.6cm">
            <text:p/>
          </draw:rect>
          <draw:rect draw:style-name="gr21" draw:text-style-name="P9" draw:layer="layout" svg:width="1.45cm" svg:height="0.588cm" svg:x="19.149cm" svg:y="17.6cm">
            <text:p/>
          </draw:rect>
          <draw:rect draw:style-name="gr22" draw:text-style-name="P9" draw:layer="layout" svg:width="5.166cm" svg:height="0.588cm" svg:x="20.599cm" svg:y="17.6cm">
            <text:p/>
          </draw:rect>
          <draw:rect draw:style-name="gr22" draw:text-style-name="P9" draw:layer="layout" svg:width="1.175cm" svg:height="0.588cm" svg:x="25.765cm" svg:y="17.6cm">
            <text:p/>
          </draw:rect>
          <draw:rect draw:style-name="gr20" draw:text-style-name="P14" draw:layer="layout" svg:width="3.4cm" svg:height="0.59cm" svg:x="11.033cm" svg:y="18.188cm">
            <text:p/>
          </draw:rect>
          <draw:rect draw:style-name="gr21" draw:text-style-name="P14" draw:layer="layout" svg:width="1.128cm" svg:height="0.59cm" svg:x="14.433cm" svg:y="18.188cm">
            <text:p/>
          </draw:rect>
          <draw:rect draw:style-name="gr21" draw:text-style-name="P14" draw:layer="layout" svg:width="2.01cm" svg:height="0.59cm" svg:x="15.561cm" svg:y="18.188cm">
            <text:p/>
          </draw:rect>
          <draw:rect draw:style-name="gr21" draw:text-style-name="P14" draw:layer="layout" svg:width="1.578cm" svg:height="0.59cm" svg:x="17.571cm" svg:y="18.188cm">
            <text:p/>
          </draw:rect>
          <draw:rect draw:style-name="gr21" draw:text-style-name="P9" draw:layer="layout" svg:width="1.45cm" svg:height="0.59cm" svg:x="19.149cm" svg:y="18.188cm">
            <text:p/>
          </draw:rect>
          <draw:rect draw:style-name="gr22" draw:text-style-name="P9" draw:layer="layout" svg:width="5.166cm" svg:height="0.59cm" svg:x="20.599cm" svg:y="18.188cm">
            <text:p/>
          </draw:rect>
          <draw:rect draw:style-name="gr22" draw:text-style-name="P9" draw:layer="layout" svg:width="1.175cm" svg:height="0.59cm" svg:x="25.765cm" svg:y="18.188cm">
            <text:p/>
          </draw:rect>
          <draw:rect draw:style-name="gr20" draw:text-style-name="P14" draw:layer="layout" svg:width="3.4cm" svg:height="0.59cm" svg:x="11.033cm" svg:y="18.8cm">
            <text:p/>
          </draw:rect>
          <draw:rect draw:style-name="gr21" draw:text-style-name="P14" draw:layer="layout" svg:width="1.128cm" svg:height="0.59cm" svg:x="14.433cm" svg:y="18.8cm">
            <text:p/>
          </draw:rect>
          <draw:rect draw:style-name="gr21" draw:text-style-name="P14" draw:layer="layout" svg:width="2.01cm" svg:height="0.59cm" svg:x="15.561cm" svg:y="18.8cm">
            <text:p/>
          </draw:rect>
          <draw:rect draw:style-name="gr21" draw:text-style-name="P14" draw:layer="layout" svg:width="1.578cm" svg:height="0.59cm" svg:x="17.571cm" svg:y="18.8cm">
            <text:p/>
          </draw:rect>
          <draw:rect draw:style-name="gr21" draw:text-style-name="P9" draw:layer="layout" svg:width="1.45cm" svg:height="0.59cm" svg:x="19.149cm" svg:y="18.8cm">
            <text:p/>
          </draw:rect>
          <draw:rect draw:style-name="gr22" draw:text-style-name="P9" draw:layer="layout" svg:width="5.166cm" svg:height="0.59cm" svg:x="20.599cm" svg:y="18.8cm">
            <text:p/>
          </draw:rect>
          <draw:rect draw:style-name="gr22" draw:text-style-name="P9" draw:layer="layout" svg:width="1.175cm" svg:height="0.59cm" svg:x="25.765cm" svg:y="18.8cm">
            <text:p/>
          </draw:rect>
          <draw:rect draw:style-name="gr20" draw:text-style-name="P14" draw:layer="layout" svg:width="3.4cm" svg:height="0.589cm" svg:x="11.033cm" svg:y="19.39cm">
            <text:p/>
          </draw:rect>
          <draw:rect draw:style-name="gr21" draw:text-style-name="P14" draw:layer="layout" svg:width="1.128cm" svg:height="0.589cm" svg:x="14.433cm" svg:y="19.39cm">
            <text:p/>
          </draw:rect>
          <draw:rect draw:style-name="gr21" draw:text-style-name="P14" draw:layer="layout" svg:width="2.01cm" svg:height="0.589cm" svg:x="15.561cm" svg:y="19.39cm">
            <text:p/>
          </draw:rect>
          <draw:rect draw:style-name="gr21" draw:text-style-name="P14" draw:layer="layout" svg:width="1.578cm" svg:height="0.589cm" svg:x="17.571cm" svg:y="19.39cm">
            <text:p/>
          </draw:rect>
          <draw:rect draw:style-name="gr21" draw:text-style-name="P9" draw:layer="layout" svg:width="1.45cm" svg:height="0.589cm" svg:x="19.149cm" svg:y="19.39cm">
            <text:p/>
          </draw:rect>
          <draw:rect draw:style-name="gr22" draw:text-style-name="P9" draw:layer="layout" svg:width="5.166cm" svg:height="0.589cm" svg:x="20.599cm" svg:y="19.39cm">
            <text:p/>
          </draw:rect>
          <draw:rect draw:style-name="gr22" draw:text-style-name="P9" draw:layer="layout" svg:width="1.175cm" svg:height="0.589cm" svg:x="25.765cm" svg:y="19.39cm">
            <text:p/>
          </draw:rect>
          <draw:rect draw:style-name="gr20" draw:text-style-name="P14" draw:layer="layout" svg:width="3.4cm" svg:height="0.59cm" svg:x="11.034cm" svg:y="16.399cm">
            <text:p/>
          </draw:rect>
          <draw:rect draw:style-name="gr21" draw:text-style-name="P14" draw:layer="layout" svg:width="1.128cm" svg:height="0.59cm" svg:x="14.434cm" svg:y="16.399cm">
            <text:p/>
          </draw:rect>
          <draw:rect draw:style-name="gr21" draw:text-style-name="P14" draw:layer="layout" svg:width="2.01cm" svg:height="0.59cm" svg:x="15.562cm" svg:y="16.399cm">
            <text:p/>
          </draw:rect>
          <draw:rect draw:style-name="gr21" draw:text-style-name="P14" draw:layer="layout" svg:width="1.578cm" svg:height="0.59cm" svg:x="17.572cm" svg:y="16.399cm">
            <text:p/>
          </draw:rect>
          <draw:rect draw:style-name="gr21" draw:text-style-name="P9" draw:layer="layout" svg:width="1.45cm" svg:height="0.59cm" svg:x="19.15cm" svg:y="16.399cm">
            <text:p/>
          </draw:rect>
          <draw:rect draw:style-name="gr22" draw:text-style-name="P9" draw:layer="layout" svg:width="5.166cm" svg:height="0.59cm" svg:x="20.6cm" svg:y="16.399cm">
            <text:p/>
          </draw:rect>
          <draw:rect draw:style-name="gr22" draw:text-style-name="P9" draw:layer="layout" svg:width="1.175cm" svg:height="0.59cm" svg:x="25.766cm" svg:y="16.399cm">
            <text:p/>
          </draw:rect>
          <draw:rect draw:style-name="gr20" draw:text-style-name="P14" draw:layer="layout" svg:width="3.4cm" svg:height="0.589cm" svg:x="11.033cm" svg:y="20.001cm">
            <text:p/>
          </draw:rect>
          <draw:rect draw:style-name="gr21" draw:text-style-name="P14" draw:layer="layout" svg:width="1.128cm" svg:height="0.589cm" svg:x="14.433cm" svg:y="20.001cm">
            <text:p/>
          </draw:rect>
          <draw:rect draw:style-name="gr21" draw:text-style-name="P14" draw:layer="layout" svg:width="2.01cm" svg:height="0.589cm" svg:x="15.561cm" svg:y="20.001cm">
            <text:p/>
          </draw:rect>
          <draw:rect draw:style-name="gr21" draw:text-style-name="P14" draw:layer="layout" svg:width="1.578cm" svg:height="0.589cm" svg:x="17.571cm" svg:y="20.001cm">
            <text:p/>
          </draw:rect>
          <draw:rect draw:style-name="gr21" draw:text-style-name="P9" draw:layer="layout" svg:width="1.45cm" svg:height="0.589cm" svg:x="19.149cm" svg:y="20.001cm">
            <text:p/>
          </draw:rect>
          <draw:rect draw:style-name="gr22" draw:text-style-name="P9" draw:layer="layout" svg:width="5.166cm" svg:height="0.589cm" svg:x="20.599cm" svg:y="20.001cm">
            <text:p/>
          </draw:rect>
          <draw:rect draw:style-name="gr22" draw:text-style-name="P9" draw:layer="layout" svg:width="1.175cm" svg:height="0.589cm" svg:x="25.765cm" svg:y="20.001cm">
            <text:p/>
          </draw:rect>
        </draw:g>
        <draw:g>
          <draw:rect draw:style-name="gr23" draw:text-style-name="P1" draw:layer="layout" svg:width="4.953cm" svg:height="5.334cm" svg:x="16.24cm" svg:y="1.127cm">
            <text:p/>
          </draw:rect>
          <draw:rect draw:style-name="gr24" draw:text-style-name="P2" draw:layer="layout" svg:width="4.953cm" svg:height="0.606cm" svg:x="16.24cm" svg:y="1.127cm">
            <text:p text:style-name="P1"><text:span text:style-name="T1">Head ( 1 )</text:span></text:p>
          </draw:rect>
          <draw:rect draw:style-name="gr25" draw:text-style-name="P6" draw:layer="layout" svg:width="2.54cm" svg:height="0.485cm" svg:x="16.24cm" svg:y="1.733cm">
            <text:p text:style-name="P1"><text:span text:style-name="T5">SP</text:span></text:p>
          </draw:rect>
          <draw:rect draw:style-name="gr25" draw:text-style-name="P6" draw:layer="layout" svg:width="2.413cm" svg:height="0.485cm" svg:x="18.78cm" svg:y="1.733cm">
            <text:p text:style-name="P1"><text:span text:style-name="T5">Kills</text:span></text:p>
          </draw:rect>
          <draw:rect draw:style-name="gr26" draw:text-style-name="P15" draw:layer="layout" svg:width="3.81cm" svg:height="0.485cm" svg:x="16.24cm" svg:y="3.067cm">
            <text:p text:style-name="P1"><text:span text:style-name="T9">Component</text:span></text:p>
          </draw:rect>
          <draw:rect draw:style-name="gr26" draw:text-style-name="P16" draw:layer="layout" svg:width="1.143cm" svg:height="0.485cm" svg:x="20.05cm" svg:y="3.067cm">
            <text:p text:style-name="P1"><text:span text:style-name="T10">Dam.</text:span></text:p>
          </draw:rect>
          <draw:rect draw:style-name="gr27" draw:text-style-name="P6" draw:layer="layout" svg:width="2.54cm" svg:height="0.849cm" svg:x="16.24cm" svg:y="2.218cm">
            <text:p/>
          </draw:rect>
          <draw:rect draw:style-name="gr27" draw:text-style-name="P6" draw:layer="layout" svg:width="2.413cm" svg:height="0.849cm" svg:x="18.78cm" svg:y="2.218cm">
            <text:p/>
          </draw:rect>
          <draw:rect draw:style-name="gr27" draw:text-style-name="P15" draw:layer="layout" svg:width="3.81cm" svg:height="0.485cm" svg:x="16.239cm" svg:y="5.976cm">
            <text:p/>
          </draw:rect>
          <draw:rect draw:style-name="gr27" draw:text-style-name="P16" draw:layer="layout" svg:width="1.143cm" svg:height="0.485cm" svg:x="20.049cm" svg:y="5.976cm">
            <text:p/>
          </draw:rect>
          <draw:rect draw:style-name="gr27" draw:text-style-name="P15" draw:layer="layout" svg:width="3.81cm" svg:height="0.484cm" svg:x="16.24cm" svg:y="3.552cm">
            <text:p/>
          </draw:rect>
          <draw:rect draw:style-name="gr27" draw:text-style-name="P16" draw:layer="layout" svg:width="1.143cm" svg:height="0.484cm" svg:x="20.05cm" svg:y="3.552cm">
            <text:p/>
          </draw:rect>
          <draw:rect draw:style-name="gr27" draw:text-style-name="P15" draw:layer="layout" svg:width="3.81cm" svg:height="0.485cm" svg:x="16.24cm" svg:y="4.036cm">
            <text:p/>
          </draw:rect>
          <draw:rect draw:style-name="gr27" draw:text-style-name="P16" draw:layer="layout" svg:width="1.143cm" svg:height="0.485cm" svg:x="20.05cm" svg:y="4.036cm">
            <text:p/>
          </draw:rect>
          <draw:rect draw:style-name="gr27" draw:text-style-name="P15" draw:layer="layout" svg:width="3.81cm" svg:height="0.485cm" svg:x="16.24cm" svg:y="4.521cm">
            <text:p/>
          </draw:rect>
          <draw:rect draw:style-name="gr27" draw:text-style-name="P16" draw:layer="layout" svg:width="1.143cm" svg:height="0.485cm" svg:x="20.05cm" svg:y="4.521cm">
            <text:p/>
          </draw:rect>
          <draw:rect draw:style-name="gr27" draw:text-style-name="P15" draw:layer="layout" svg:width="3.81cm" svg:height="0.485cm" svg:x="16.24cm" svg:y="5.006cm">
            <text:p/>
          </draw:rect>
          <draw:rect draw:style-name="gr27" draw:text-style-name="P16" draw:layer="layout" svg:width="1.143cm" svg:height="0.485cm" svg:x="20.05cm" svg:y="5.006cm">
            <text:p/>
          </draw:rect>
          <draw:rect draw:style-name="gr27" draw:text-style-name="P15" draw:layer="layout" svg:width="3.81cm" svg:height="0.485cm" svg:x="16.24cm" svg:y="5.491cm">
            <text:p/>
          </draw:rect>
          <draw:rect draw:style-name="gr27" draw:text-style-name="P16" draw:layer="layout" svg:width="1.143cm" svg:height="0.485cm" svg:x="20.05cm" svg:y="5.491cm">
            <text:p/>
          </draw:rect>
          <draw:rect draw:style-name="gr27" draw:text-style-name="P15" draw:layer="layout" svg:width="3.81cm" svg:height="0.485cm" svg:x="16.24cm" svg:y="5.976cm">
            <text:p/>
          </draw:rect>
          <draw:rect draw:style-name="gr27" draw:text-style-name="P16" draw:layer="layout" svg:width="1.143cm" svg:height="0.485cm" svg:x="20.05cm" svg:y="5.976cm">
            <text:p/>
          </draw:rect>
        </draw:g>
        <draw:g>
          <draw:rect draw:style-name="gr23" draw:text-style-name="P1" draw:layer="layout" svg:width="4.954cm" svg:height="7.62cm" svg:x="16.24cm" svg:y="6.715cm">
            <text:p/>
          </draw:rect>
          <draw:rect draw:style-name="gr24" draw:text-style-name="P2" draw:layer="layout" svg:width="4.953cm" svg:height="0.635cm" svg:x="16.241cm" svg:y="6.715cm">
            <text:p text:style-name="P1"><text:span text:style-name="T1">Torso ( 2 – 5 )</text:span></text:p>
          </draw:rect>
          <draw:rect draw:style-name="gr25" draw:text-style-name="P6" draw:layer="layout" svg:width="2.54cm" svg:height="0.508cm" svg:x="16.241cm" svg:y="7.35cm">
            <text:p text:style-name="P1"><text:span text:style-name="T5">SP</text:span></text:p>
          </draw:rect>
          <draw:rect draw:style-name="gr25" draw:text-style-name="P6" draw:layer="layout" svg:width="2.413cm" svg:height="0.508cm" svg:x="18.781cm" svg:y="7.35cm">
            <text:p text:style-name="P1"><text:span text:style-name="T5">Kills</text:span></text:p>
          </draw:rect>
          <draw:rect draw:style-name="gr26" draw:text-style-name="P15" draw:layer="layout" svg:width="3.81cm" svg:height="0.508cm" svg:x="16.241cm" svg:y="8.747cm">
            <text:p text:style-name="P1"><text:span text:style-name="T9">Component</text:span></text:p>
          </draw:rect>
          <draw:rect draw:style-name="gr26" draw:text-style-name="P16" draw:layer="layout" svg:width="1.143cm" svg:height="0.508cm" svg:x="20.051cm" svg:y="8.747cm">
            <text:p text:style-name="P1"><text:span text:style-name="T10">Dam.</text:span></text:p>
          </draw:rect>
          <draw:rect draw:style-name="gr27" draw:text-style-name="P6" draw:layer="layout" svg:width="2.54cm" svg:height="0.889cm" svg:x="16.241cm" svg:y="7.858cm">
            <text:p/>
          </draw:rect>
          <draw:rect draw:style-name="gr27" draw:text-style-name="P6" draw:layer="layout" svg:width="2.413cm" svg:height="0.889cm" svg:x="18.781cm" svg:y="7.858cm">
            <text:p/>
          </draw:rect>
          <draw:rect draw:style-name="gr27" draw:text-style-name="P15" draw:layer="layout" svg:width="3.81cm" svg:height="0.508cm" svg:x="16.24cm" svg:y="11.795cm">
            <text:p/>
          </draw:rect>
          <draw:rect draw:style-name="gr27" draw:text-style-name="P16" draw:layer="layout" svg:width="1.143cm" svg:height="0.508cm" svg:x="20.05cm" svg:y="11.795cm">
            <text:p/>
          </draw:rect>
          <draw:rect draw:style-name="gr27" draw:text-style-name="P15" draw:layer="layout" svg:width="3.81cm" svg:height="0.508cm" svg:x="16.241cm" svg:y="9.255cm">
            <text:p/>
          </draw:rect>
          <draw:rect draw:style-name="gr27" draw:text-style-name="P16" draw:layer="layout" svg:width="1.143cm" svg:height="0.508cm" svg:x="20.051cm" svg:y="9.255cm">
            <text:p/>
          </draw:rect>
          <draw:rect draw:style-name="gr27" draw:text-style-name="P15" draw:layer="layout" svg:width="3.81cm" svg:height="0.508cm" svg:x="16.241cm" svg:y="9.763cm">
            <text:p/>
          </draw:rect>
          <draw:rect draw:style-name="gr27" draw:text-style-name="P16" draw:layer="layout" svg:width="1.143cm" svg:height="0.508cm" svg:x="20.051cm" svg:y="9.763cm">
            <text:p/>
          </draw:rect>
          <draw:rect draw:style-name="gr27" draw:text-style-name="P15" draw:layer="layout" svg:width="3.81cm" svg:height="0.508cm" svg:x="16.241cm" svg:y="10.271cm">
            <text:p/>
          </draw:rect>
          <draw:rect draw:style-name="gr27" draw:text-style-name="P16" draw:layer="layout" svg:width="1.143cm" svg:height="0.508cm" svg:x="20.051cm" svg:y="10.271cm">
            <text:p/>
          </draw:rect>
          <draw:rect draw:style-name="gr27" draw:text-style-name="P15" draw:layer="layout" svg:width="3.81cm" svg:height="0.508cm" svg:x="16.241cm" svg:y="10.779cm">
            <text:p/>
          </draw:rect>
          <draw:rect draw:style-name="gr27" draw:text-style-name="P16" draw:layer="layout" svg:width="1.143cm" svg:height="0.508cm" svg:x="20.051cm" svg:y="10.779cm">
            <text:p/>
          </draw:rect>
          <draw:rect draw:style-name="gr27" draw:text-style-name="P15" draw:layer="layout" svg:width="3.81cm" svg:height="0.508cm" svg:x="16.241cm" svg:y="11.287cm">
            <text:p/>
          </draw:rect>
          <draw:rect draw:style-name="gr27" draw:text-style-name="P16" draw:layer="layout" svg:width="1.143cm" svg:height="0.508cm" svg:x="20.051cm" svg:y="11.287cm">
            <text:p/>
          </draw:rect>
          <draw:rect draw:style-name="gr27" draw:text-style-name="P15" draw:layer="layout" svg:width="3.81cm" svg:height="0.508cm" svg:x="16.241cm" svg:y="11.795cm">
            <text:p/>
          </draw:rect>
          <draw:rect draw:style-name="gr27" draw:text-style-name="P16" draw:layer="layout" svg:width="1.143cm" svg:height="0.508cm" svg:x="20.051cm" svg:y="11.795cm">
            <text:p/>
          </draw:rect>
          <draw:rect draw:style-name="gr27" draw:text-style-name="P15" draw:layer="layout" svg:width="3.81cm" svg:height="0.508cm" svg:x="16.24cm" svg:y="12.303cm">
            <text:p/>
          </draw:rect>
          <draw:rect draw:style-name="gr27" draw:text-style-name="P16" draw:layer="layout" svg:width="1.143cm" svg:height="0.508cm" svg:x="20.05cm" svg:y="12.303cm">
            <text:p/>
          </draw:rect>
          <draw:rect draw:style-name="gr27" draw:text-style-name="P15" draw:layer="layout" svg:width="3.81cm" svg:height="0.508cm" svg:x="16.241cm" svg:y="12.303cm">
            <text:p/>
          </draw:rect>
          <draw:rect draw:style-name="gr27" draw:text-style-name="P16" draw:layer="layout" svg:width="1.143cm" svg:height="0.508cm" svg:x="20.051cm" svg:y="12.303cm">
            <text:p/>
          </draw:rect>
          <draw:rect draw:style-name="gr27" draw:text-style-name="P15" draw:layer="layout" svg:width="3.81cm" svg:height="0.508cm" svg:x="16.24cm" svg:y="12.811cm">
            <text:p/>
          </draw:rect>
          <draw:rect draw:style-name="gr27" draw:text-style-name="P16" draw:layer="layout" svg:width="1.143cm" svg:height="0.508cm" svg:x="20.05cm" svg:y="12.811cm">
            <text:p/>
          </draw:rect>
          <draw:rect draw:style-name="gr27" draw:text-style-name="P15" draw:layer="layout" svg:width="3.81cm" svg:height="0.508cm" svg:x="16.241cm" svg:y="12.811cm">
            <text:p/>
          </draw:rect>
          <draw:rect draw:style-name="gr27" draw:text-style-name="P16" draw:layer="layout" svg:width="1.143cm" svg:height="0.508cm" svg:x="20.051cm" svg:y="12.811cm">
            <text:p/>
          </draw:rect>
          <draw:rect draw:style-name="gr27" draw:text-style-name="P15" draw:layer="layout" svg:width="3.81cm" svg:height="0.508cm" svg:x="16.24cm" svg:y="13.319cm">
            <text:p/>
          </draw:rect>
          <draw:rect draw:style-name="gr27" draw:text-style-name="P16" draw:layer="layout" svg:width="1.143cm" svg:height="0.508cm" svg:x="20.05cm" svg:y="13.319cm">
            <text:p/>
          </draw:rect>
          <draw:rect draw:style-name="gr27" draw:text-style-name="P15" draw:layer="layout" svg:width="3.81cm" svg:height="0.508cm" svg:x="16.241cm" svg:y="13.319cm">
            <text:p/>
          </draw:rect>
          <draw:rect draw:style-name="gr27" draw:text-style-name="P16" draw:layer="layout" svg:width="1.143cm" svg:height="0.508cm" svg:x="20.051cm" svg:y="13.319cm">
            <text:p/>
          </draw:rect>
          <draw:rect draw:style-name="gr27" draw:text-style-name="P15" draw:layer="layout" svg:width="3.81cm" svg:height="0.508cm" svg:x="16.24cm" svg:y="13.827cm">
            <text:p/>
          </draw:rect>
          <draw:rect draw:style-name="gr27" draw:text-style-name="P16" draw:layer="layout" svg:width="1.143cm" svg:height="0.508cm" svg:x="20.05cm" svg:y="13.827cm">
            <text:p/>
          </draw:rect>
          <draw:rect draw:style-name="gr27" draw:text-style-name="P15" draw:layer="layout" svg:width="3.81cm" svg:height="0.508cm" svg:x="16.241cm" svg:y="13.827cm">
            <text:p/>
          </draw:rect>
          <draw:rect draw:style-name="gr27" draw:text-style-name="P16" draw:layer="layout" svg:width="1.143cm" svg:height="0.508cm" svg:x="20.051cm" svg:y="13.827cm">
            <text:p/>
          </draw:rect>
        </draw:g>
        <draw:g>
          <draw:rect draw:style-name="gr23" draw:text-style-name="P1" draw:layer="layout" svg:width="4.953cm" svg:height="5.334cm" svg:x="10.653cm" svg:y="1.889cm">
            <text:p/>
          </draw:rect>
          <draw:rect draw:style-name="gr24" draw:text-style-name="P2" draw:layer="layout" svg:width="4.953cm" svg:height="0.606cm" svg:x="10.653cm" svg:y="1.889cm">
            <text:p text:style-name="P1"><text:span text:style-name="T1">R. Arm ( 6 )</text:span></text:p>
          </draw:rect>
          <draw:rect draw:style-name="gr25" draw:text-style-name="P6" draw:layer="layout" svg:width="2.54cm" svg:height="0.485cm" svg:x="10.653cm" svg:y="2.495cm">
            <text:p text:style-name="P1"><text:span text:style-name="T5">SP</text:span></text:p>
          </draw:rect>
          <draw:rect draw:style-name="gr25" draw:text-style-name="P6" draw:layer="layout" svg:width="2.413cm" svg:height="0.485cm" svg:x="13.193cm" svg:y="2.495cm">
            <text:p text:style-name="P1"><text:span text:style-name="T5">Kills</text:span></text:p>
          </draw:rect>
          <draw:rect draw:style-name="gr26" draw:text-style-name="P15" draw:layer="layout" svg:width="3.81cm" svg:height="0.485cm" svg:x="10.653cm" svg:y="3.829cm">
            <text:p text:style-name="P1"><text:span text:style-name="T9">Component</text:span></text:p>
          </draw:rect>
          <draw:rect draw:style-name="gr26" draw:text-style-name="P16" draw:layer="layout" svg:width="1.143cm" svg:height="0.485cm" svg:x="14.463cm" svg:y="3.829cm">
            <text:p text:style-name="P1"><text:span text:style-name="T10">Dam.</text:span></text:p>
          </draw:rect>
          <draw:rect draw:style-name="gr27" draw:text-style-name="P6" draw:layer="layout" svg:width="2.54cm" svg:height="0.849cm" svg:x="10.653cm" svg:y="2.98cm">
            <text:p/>
          </draw:rect>
          <draw:rect draw:style-name="gr27" draw:text-style-name="P6" draw:layer="layout" svg:width="2.413cm" svg:height="0.849cm" svg:x="13.193cm" svg:y="2.98cm">
            <text:p/>
          </draw:rect>
          <draw:rect draw:style-name="gr27" draw:text-style-name="P15" draw:layer="layout" svg:width="3.81cm" svg:height="0.485cm" svg:x="10.652cm" svg:y="6.738cm">
            <text:p/>
          </draw:rect>
          <draw:rect draw:style-name="gr27" draw:text-style-name="P16" draw:layer="layout" svg:width="1.143cm" svg:height="0.485cm" svg:x="14.462cm" svg:y="6.738cm">
            <text:p/>
          </draw:rect>
          <draw:rect draw:style-name="gr27" draw:text-style-name="P15" draw:layer="layout" svg:width="3.81cm" svg:height="0.484cm" svg:x="10.653cm" svg:y="4.314cm">
            <text:p/>
          </draw:rect>
          <draw:rect draw:style-name="gr27" draw:text-style-name="P16" draw:layer="layout" svg:width="1.143cm" svg:height="0.484cm" svg:x="14.463cm" svg:y="4.314cm">
            <text:p/>
          </draw:rect>
          <draw:rect draw:style-name="gr27" draw:text-style-name="P15" draw:layer="layout" svg:width="3.81cm" svg:height="0.485cm" svg:x="10.653cm" svg:y="4.798cm">
            <text:p/>
          </draw:rect>
          <draw:rect draw:style-name="gr27" draw:text-style-name="P16" draw:layer="layout" svg:width="1.143cm" svg:height="0.485cm" svg:x="14.463cm" svg:y="4.798cm">
            <text:p/>
          </draw:rect>
          <draw:rect draw:style-name="gr27" draw:text-style-name="P15" draw:layer="layout" svg:width="3.81cm" svg:height="0.485cm" svg:x="10.653cm" svg:y="5.283cm">
            <text:p/>
          </draw:rect>
          <draw:rect draw:style-name="gr27" draw:text-style-name="P16" draw:layer="layout" svg:width="1.143cm" svg:height="0.485cm" svg:x="14.463cm" svg:y="5.283cm">
            <text:p/>
          </draw:rect>
          <draw:rect draw:style-name="gr27" draw:text-style-name="P15" draw:layer="layout" svg:width="3.81cm" svg:height="0.485cm" svg:x="10.653cm" svg:y="5.768cm">
            <text:p/>
          </draw:rect>
          <draw:rect draw:style-name="gr27" draw:text-style-name="P16" draw:layer="layout" svg:width="1.143cm" svg:height="0.485cm" svg:x="14.463cm" svg:y="5.768cm">
            <text:p/>
          </draw:rect>
          <draw:rect draw:style-name="gr27" draw:text-style-name="P15" draw:layer="layout" svg:width="3.81cm" svg:height="0.485cm" svg:x="10.653cm" svg:y="6.253cm">
            <text:p/>
          </draw:rect>
          <draw:rect draw:style-name="gr27" draw:text-style-name="P16" draw:layer="layout" svg:width="1.143cm" svg:height="0.485cm" svg:x="14.463cm" svg:y="6.253cm">
            <text:p/>
          </draw:rect>
          <draw:rect draw:style-name="gr27" draw:text-style-name="P15" draw:layer="layout" svg:width="3.81cm" svg:height="0.485cm" svg:x="10.653cm" svg:y="6.738cm">
            <text:p/>
          </draw:rect>
          <draw:rect draw:style-name="gr27" draw:text-style-name="P16" draw:layer="layout" svg:width="1.143cm" svg:height="0.485cm" svg:x="14.463cm" svg:y="6.738cm">
            <text:p/>
          </draw:rect>
        </draw:g>
        <draw:g>
          <draw:rect draw:style-name="gr23" draw:text-style-name="P1" draw:layer="layout" svg:width="4.953cm" svg:height="5.334cm" svg:x="21.829cm" svg:y="1.889cm">
            <text:p/>
          </draw:rect>
          <draw:rect draw:style-name="gr24" draw:text-style-name="P2" draw:layer="layout" svg:width="4.953cm" svg:height="0.606cm" svg:x="21.829cm" svg:y="1.889cm">
            <text:p text:style-name="P1"><text:span text:style-name="T1">L. Arm ( 7 )</text:span></text:p>
          </draw:rect>
          <draw:rect draw:style-name="gr25" draw:text-style-name="P6" draw:layer="layout" svg:width="2.54cm" svg:height="0.485cm" svg:x="21.829cm" svg:y="2.495cm">
            <text:p text:style-name="P1"><text:span text:style-name="T5">SP</text:span></text:p>
          </draw:rect>
          <draw:rect draw:style-name="gr25" draw:text-style-name="P6" draw:layer="layout" svg:width="2.413cm" svg:height="0.485cm" svg:x="24.369cm" svg:y="2.495cm">
            <text:p text:style-name="P1"><text:span text:style-name="T5">Kills</text:span></text:p>
          </draw:rect>
          <draw:rect draw:style-name="gr26" draw:text-style-name="P15" draw:layer="layout" svg:width="3.81cm" svg:height="0.485cm" svg:x="21.829cm" svg:y="3.829cm">
            <text:p text:style-name="P1"><text:span text:style-name="T9">Component</text:span></text:p>
          </draw:rect>
          <draw:rect draw:style-name="gr26" draw:text-style-name="P16" draw:layer="layout" svg:width="1.143cm" svg:height="0.485cm" svg:x="25.639cm" svg:y="3.829cm">
            <text:p text:style-name="P1"><text:span text:style-name="T10">Dam.</text:span></text:p>
          </draw:rect>
          <draw:rect draw:style-name="gr27" draw:text-style-name="P6" draw:layer="layout" svg:width="2.54cm" svg:height="0.849cm" svg:x="21.829cm" svg:y="2.98cm">
            <text:p/>
          </draw:rect>
          <draw:rect draw:style-name="gr27" draw:text-style-name="P6" draw:layer="layout" svg:width="2.413cm" svg:height="0.849cm" svg:x="24.369cm" svg:y="2.98cm">
            <text:p/>
          </draw:rect>
          <draw:rect draw:style-name="gr27" draw:text-style-name="P15" draw:layer="layout" svg:width="3.81cm" svg:height="0.485cm" svg:x="21.828cm" svg:y="6.738cm">
            <text:p/>
          </draw:rect>
          <draw:rect draw:style-name="gr27" draw:text-style-name="P16" draw:layer="layout" svg:width="1.143cm" svg:height="0.485cm" svg:x="25.638cm" svg:y="6.738cm">
            <text:p/>
          </draw:rect>
          <draw:rect draw:style-name="gr27" draw:text-style-name="P15" draw:layer="layout" svg:width="3.81cm" svg:height="0.484cm" svg:x="21.829cm" svg:y="4.314cm">
            <text:p/>
          </draw:rect>
          <draw:rect draw:style-name="gr27" draw:text-style-name="P16" draw:layer="layout" svg:width="1.143cm" svg:height="0.484cm" svg:x="25.639cm" svg:y="4.314cm">
            <text:p/>
          </draw:rect>
          <draw:rect draw:style-name="gr27" draw:text-style-name="P15" draw:layer="layout" svg:width="3.81cm" svg:height="0.485cm" svg:x="21.829cm" svg:y="4.798cm">
            <text:p/>
          </draw:rect>
          <draw:rect draw:style-name="gr27" draw:text-style-name="P16" draw:layer="layout" svg:width="1.143cm" svg:height="0.485cm" svg:x="25.639cm" svg:y="4.798cm">
            <text:p/>
          </draw:rect>
          <draw:rect draw:style-name="gr27" draw:text-style-name="P15" draw:layer="layout" svg:width="3.81cm" svg:height="0.485cm" svg:x="21.829cm" svg:y="5.283cm">
            <text:p/>
          </draw:rect>
          <draw:rect draw:style-name="gr27" draw:text-style-name="P16" draw:layer="layout" svg:width="1.143cm" svg:height="0.485cm" svg:x="25.639cm" svg:y="5.283cm">
            <text:p/>
          </draw:rect>
          <draw:rect draw:style-name="gr27" draw:text-style-name="P15" draw:layer="layout" svg:width="3.81cm" svg:height="0.485cm" svg:x="21.829cm" svg:y="5.768cm">
            <text:p/>
          </draw:rect>
          <draw:rect draw:style-name="gr27" draw:text-style-name="P16" draw:layer="layout" svg:width="1.143cm" svg:height="0.485cm" svg:x="25.639cm" svg:y="5.768cm">
            <text:p/>
          </draw:rect>
          <draw:rect draw:style-name="gr27" draw:text-style-name="P15" draw:layer="layout" svg:width="3.81cm" svg:height="0.485cm" svg:x="21.829cm" svg:y="6.253cm">
            <text:p/>
          </draw:rect>
          <draw:rect draw:style-name="gr27" draw:text-style-name="P16" draw:layer="layout" svg:width="1.143cm" svg:height="0.485cm" svg:x="25.639cm" svg:y="6.253cm">
            <text:p/>
          </draw:rect>
          <draw:rect draw:style-name="gr27" draw:text-style-name="P15" draw:layer="layout" svg:width="3.81cm" svg:height="0.485cm" svg:x="21.829cm" svg:y="6.738cm">
            <text:p/>
          </draw:rect>
          <draw:rect draw:style-name="gr27" draw:text-style-name="P16" draw:layer="layout" svg:width="1.143cm" svg:height="0.485cm" svg:x="25.639cm" svg:y="6.738cm">
            <text:p/>
          </draw:rect>
        </draw:g>
        <draw:g>
          <draw:rect draw:style-name="gr23" draw:text-style-name="P1" draw:layer="layout" svg:width="4.953cm" svg:height="5.334cm" svg:x="11.034cm" svg:y="9.001cm">
            <text:p/>
          </draw:rect>
          <draw:rect draw:style-name="gr24" draw:text-style-name="P2" draw:layer="layout" svg:width="4.953cm" svg:height="0.606cm" svg:x="11.034cm" svg:y="9.001cm">
            <text:p text:style-name="P1"><text:span text:style-name="T1">R. Leg ( 8 )</text:span></text:p>
          </draw:rect>
          <draw:rect draw:style-name="gr25" draw:text-style-name="P6" draw:layer="layout" svg:width="2.54cm" svg:height="0.485cm" svg:x="11.034cm" svg:y="9.607cm">
            <text:p text:style-name="P1"><text:span text:style-name="T5">SP</text:span></text:p>
          </draw:rect>
          <draw:rect draw:style-name="gr25" draw:text-style-name="P6" draw:layer="layout" svg:width="2.413cm" svg:height="0.485cm" svg:x="13.574cm" svg:y="9.607cm">
            <text:p text:style-name="P1"><text:span text:style-name="T5">Kills</text:span></text:p>
          </draw:rect>
          <draw:rect draw:style-name="gr26" draw:text-style-name="P15" draw:layer="layout" svg:width="3.81cm" svg:height="0.485cm" svg:x="11.034cm" svg:y="10.941cm">
            <text:p text:style-name="P1"><text:span text:style-name="T9">Component</text:span></text:p>
          </draw:rect>
          <draw:rect draw:style-name="gr26" draw:text-style-name="P16" draw:layer="layout" svg:width="1.143cm" svg:height="0.485cm" svg:x="14.844cm" svg:y="10.941cm">
            <text:p text:style-name="P1"><text:span text:style-name="T10">Dam.</text:span></text:p>
          </draw:rect>
          <draw:rect draw:style-name="gr27" draw:text-style-name="P6" draw:layer="layout" svg:width="2.54cm" svg:height="0.849cm" svg:x="11.034cm" svg:y="10.092cm">
            <text:p/>
          </draw:rect>
          <draw:rect draw:style-name="gr27" draw:text-style-name="P6" draw:layer="layout" svg:width="2.413cm" svg:height="0.849cm" svg:x="13.574cm" svg:y="10.092cm">
            <text:p/>
          </draw:rect>
          <draw:rect draw:style-name="gr27" draw:text-style-name="P15" draw:layer="layout" svg:width="3.81cm" svg:height="0.485cm" svg:x="11.033cm" svg:y="13.85cm">
            <text:p/>
          </draw:rect>
          <draw:rect draw:style-name="gr27" draw:text-style-name="P16" draw:layer="layout" svg:width="1.143cm" svg:height="0.485cm" svg:x="14.843cm" svg:y="13.85cm">
            <text:p/>
          </draw:rect>
          <draw:rect draw:style-name="gr27" draw:text-style-name="P15" draw:layer="layout" svg:width="3.81cm" svg:height="0.484cm" svg:x="11.034cm" svg:y="11.426cm">
            <text:p/>
          </draw:rect>
          <draw:rect draw:style-name="gr27" draw:text-style-name="P16" draw:layer="layout" svg:width="1.143cm" svg:height="0.484cm" svg:x="14.844cm" svg:y="11.426cm">
            <text:p/>
          </draw:rect>
          <draw:rect draw:style-name="gr27" draw:text-style-name="P15" draw:layer="layout" svg:width="3.81cm" svg:height="0.485cm" svg:x="11.034cm" svg:y="11.91cm">
            <text:p/>
          </draw:rect>
          <draw:rect draw:style-name="gr27" draw:text-style-name="P16" draw:layer="layout" svg:width="1.143cm" svg:height="0.485cm" svg:x="14.844cm" svg:y="11.91cm">
            <text:p/>
          </draw:rect>
          <draw:rect draw:style-name="gr27" draw:text-style-name="P15" draw:layer="layout" svg:width="3.81cm" svg:height="0.485cm" svg:x="11.034cm" svg:y="12.395cm">
            <text:p/>
          </draw:rect>
          <draw:rect draw:style-name="gr27" draw:text-style-name="P16" draw:layer="layout" svg:width="1.143cm" svg:height="0.485cm" svg:x="14.844cm" svg:y="12.395cm">
            <text:p/>
          </draw:rect>
          <draw:rect draw:style-name="gr27" draw:text-style-name="P15" draw:layer="layout" svg:width="3.81cm" svg:height="0.485cm" svg:x="11.034cm" svg:y="12.88cm">
            <text:p/>
          </draw:rect>
          <draw:rect draw:style-name="gr27" draw:text-style-name="P16" draw:layer="layout" svg:width="1.143cm" svg:height="0.485cm" svg:x="14.844cm" svg:y="12.88cm">
            <text:p/>
          </draw:rect>
          <draw:rect draw:style-name="gr27" draw:text-style-name="P15" draw:layer="layout" svg:width="3.81cm" svg:height="0.485cm" svg:x="11.034cm" svg:y="13.365cm">
            <text:p/>
          </draw:rect>
          <draw:rect draw:style-name="gr27" draw:text-style-name="P16" draw:layer="layout" svg:width="1.143cm" svg:height="0.485cm" svg:x="14.844cm" svg:y="13.365cm">
            <text:p/>
          </draw:rect>
          <draw:rect draw:style-name="gr27" draw:text-style-name="P15" draw:layer="layout" svg:width="3.81cm" svg:height="0.485cm" svg:x="11.034cm" svg:y="13.85cm">
            <text:p/>
          </draw:rect>
          <draw:rect draw:style-name="gr27" draw:text-style-name="P16" draw:layer="layout" svg:width="1.143cm" svg:height="0.485cm" svg:x="14.844cm" svg:y="13.85cm">
            <text:p/>
          </draw:rect>
        </draw:g>
        <draw:g>
          <draw:rect draw:style-name="gr23" draw:text-style-name="P1" draw:layer="layout" svg:width="4.953cm" svg:height="5.396cm" svg:x="21.482cm" svg:y="8.939cm">
            <text:p/>
          </draw:rect>
          <draw:rect draw:style-name="gr24" draw:text-style-name="P2" draw:layer="layout" svg:width="4.953cm" svg:height="0.613cm" svg:x="21.482cm" svg:y="8.939cm">
            <text:p text:style-name="P1"><text:span text:style-name="T1">L. Leg ( 9 )</text:span></text:p>
          </draw:rect>
          <draw:rect draw:style-name="gr25" draw:text-style-name="P6" draw:layer="layout" svg:width="2.54cm" svg:height="0.491cm" svg:x="21.482cm" svg:y="9.552cm">
            <text:p text:style-name="P1"><text:span text:style-name="T5">SP</text:span></text:p>
          </draw:rect>
          <draw:rect draw:style-name="gr25" draw:text-style-name="P6" draw:layer="layout" svg:width="2.413cm" svg:height="0.491cm" svg:x="24.022cm" svg:y="9.552cm">
            <text:p text:style-name="P1"><text:span text:style-name="T5">Kills</text:span></text:p>
          </draw:rect>
          <draw:rect draw:style-name="gr26" draw:text-style-name="P15" draw:layer="layout" svg:width="3.81cm" svg:height="0.491cm" svg:x="21.482cm" svg:y="10.901cm">
            <text:p text:style-name="P1"><text:span text:style-name="T9">Component</text:span></text:p>
          </draw:rect>
          <draw:rect draw:style-name="gr26" draw:text-style-name="P16" draw:layer="layout" svg:width="1.143cm" svg:height="0.491cm" svg:x="25.292cm" svg:y="10.901cm">
            <text:p text:style-name="P1"><text:span text:style-name="T10">Dam.</text:span></text:p>
          </draw:rect>
          <draw:rect draw:style-name="gr27" draw:text-style-name="P6" draw:layer="layout" svg:width="2.54cm" svg:height="0.858cm" svg:x="21.482cm" svg:y="10.043cm">
            <text:p/>
          </draw:rect>
          <draw:rect draw:style-name="gr27" draw:text-style-name="P6" draw:layer="layout" svg:width="2.413cm" svg:height="0.858cm" svg:x="24.022cm" svg:y="10.043cm">
            <text:p/>
          </draw:rect>
          <draw:rect draw:style-name="gr27" draw:text-style-name="P15" draw:layer="layout" svg:width="3.81cm" svg:height="0.491cm" svg:x="21.481cm" svg:y="13.844cm">
            <text:p/>
          </draw:rect>
          <draw:rect draw:style-name="gr27" draw:text-style-name="P16" draw:layer="layout" svg:width="1.143cm" svg:height="0.491cm" svg:x="25.291cm" svg:y="13.844cm">
            <text:p/>
          </draw:rect>
          <draw:rect draw:style-name="gr27" draw:text-style-name="P15" draw:layer="layout" svg:width="3.81cm" svg:height="0.49cm" svg:x="21.482cm" svg:y="11.392cm">
            <text:p/>
          </draw:rect>
          <draw:rect draw:style-name="gr27" draw:text-style-name="P16" draw:layer="layout" svg:width="1.143cm" svg:height="0.49cm" svg:x="25.292cm" svg:y="11.392cm">
            <text:p/>
          </draw:rect>
          <draw:rect draw:style-name="gr27" draw:text-style-name="P15" draw:layer="layout" svg:width="3.81cm" svg:height="0.491cm" svg:x="21.482cm" svg:y="11.882cm">
            <text:p/>
          </draw:rect>
          <draw:rect draw:style-name="gr27" draw:text-style-name="P16" draw:layer="layout" svg:width="1.143cm" svg:height="0.491cm" svg:x="25.292cm" svg:y="11.882cm">
            <text:p/>
          </draw:rect>
          <draw:rect draw:style-name="gr27" draw:text-style-name="P15" draw:layer="layout" svg:width="3.81cm" svg:height="0.49cm" svg:x="21.482cm" svg:y="12.373cm">
            <text:p/>
          </draw:rect>
          <draw:rect draw:style-name="gr27" draw:text-style-name="P16" draw:layer="layout" svg:width="1.143cm" svg:height="0.49cm" svg:x="25.292cm" svg:y="12.373cm">
            <text:p/>
          </draw:rect>
          <draw:rect draw:style-name="gr27" draw:text-style-name="P15" draw:layer="layout" svg:width="3.81cm" svg:height="0.491cm" svg:x="21.482cm" svg:y="12.863cm">
            <text:p/>
          </draw:rect>
          <draw:rect draw:style-name="gr27" draw:text-style-name="P16" draw:layer="layout" svg:width="1.143cm" svg:height="0.491cm" svg:x="25.292cm" svg:y="12.863cm">
            <text:p/>
          </draw:rect>
          <draw:rect draw:style-name="gr27" draw:text-style-name="P15" draw:layer="layout" svg:width="3.81cm" svg:height="0.49cm" svg:x="21.482cm" svg:y="13.354cm">
            <text:p/>
          </draw:rect>
          <draw:rect draw:style-name="gr27" draw:text-style-name="P16" draw:layer="layout" svg:width="1.143cm" svg:height="0.49cm" svg:x="25.292cm" svg:y="13.354cm">
            <text:p/>
          </draw:rect>
          <draw:rect draw:style-name="gr27" draw:text-style-name="P15" draw:layer="layout" svg:width="3.81cm" svg:height="0.491cm" svg:x="21.482cm" svg:y="13.844cm">
            <text:p/>
          </draw:rect>
          <draw:rect draw:style-name="gr27" draw:text-style-name="P16" draw:layer="layout" svg:width="1.143cm" svg:height="0.491cm" svg:x="25.292cm" svg:y="13.844cm">
            <text:p/>
          </draw:rect>
        </draw:g>
        <draw:g>
          <draw:rect draw:style-name="gr26" draw:text-style-name="P15" draw:layer="layout" svg:width="3.81cm" svg:height="0.476cm" svg:x="20.304cm" svg:y="21.828cm">
            <text:p text:style-name="P1"><text:span text:style-name="T9">Component</text:span></text:p>
          </draw:rect>
          <draw:rect draw:style-name="gr26" draw:text-style-name="P16" draw:layer="layout" svg:width="1.143cm" svg:height="0.476cm" svg:x="24.114cm" svg:y="21.828cm">
            <text:p text:style-name="P1"><text:span text:style-name="T10">Dam.</text:span></text:p>
          </draw:rect>
          <draw:rect draw:style-name="gr27" draw:text-style-name="P15" draw:layer="layout" svg:width="3.81cm" svg:height="0.476cm" svg:x="20.304cm" svg:y="22.304cm">
            <text:p/>
          </draw:rect>
          <draw:rect draw:style-name="gr27" draw:text-style-name="P16" draw:layer="layout" svg:width="1.143cm" svg:height="0.476cm" svg:x="24.114cm" svg:y="22.304cm">
            <text:p/>
          </draw:rect>
          <draw:rect draw:style-name="gr27" draw:text-style-name="P15" draw:layer="layout" svg:width="3.81cm" svg:height="0.477cm" svg:x="20.304cm" svg:y="22.78cm">
            <text:p/>
          </draw:rect>
          <draw:rect draw:style-name="gr27" draw:text-style-name="P16" draw:layer="layout" svg:width="1.143cm" svg:height="0.477cm" svg:x="24.114cm" svg:y="22.78cm">
            <text:p/>
          </draw:rect>
          <draw:rect draw:style-name="gr27" draw:text-style-name="P15" draw:layer="layout" svg:width="3.81cm" svg:height="0.476cm" svg:x="20.304cm" svg:y="23.257cm">
            <text:p/>
          </draw:rect>
          <draw:rect draw:style-name="gr27" draw:text-style-name="P16" draw:layer="layout" svg:width="1.143cm" svg:height="0.476cm" svg:x="24.114cm" svg:y="23.257cm">
            <text:p/>
          </draw:rect>
          <draw:rect draw:style-name="gr26" draw:text-style-name="P15" draw:layer="layout" svg:width="3.81cm" svg:height="0.476cm" svg:x="15.224cm" svg:y="21.828cm">
            <text:p text:style-name="P1"><text:span text:style-name="T9">Component</text:span></text:p>
          </draw:rect>
          <draw:rect draw:style-name="gr26" draw:text-style-name="P16" draw:layer="layout" svg:width="1.143cm" svg:height="0.476cm" svg:x="19.034cm" svg:y="21.828cm">
            <text:p text:style-name="P1"><text:span text:style-name="T10">Dam.</text:span></text:p>
          </draw:rect>
          <draw:rect draw:style-name="gr27" draw:text-style-name="P15" draw:layer="layout" svg:width="3.81cm" svg:height="0.476cm" svg:x="15.224cm" svg:y="22.304cm">
            <text:p/>
          </draw:rect>
          <draw:rect draw:style-name="gr27" draw:text-style-name="P16" draw:layer="layout" svg:width="1.143cm" svg:height="0.476cm" svg:x="19.034cm" svg:y="22.304cm">
            <text:p/>
          </draw:rect>
          <draw:rect draw:style-name="gr27" draw:text-style-name="P15" draw:layer="layout" svg:width="3.81cm" svg:height="0.477cm" svg:x="15.224cm" svg:y="22.78cm">
            <text:p/>
          </draw:rect>
          <draw:rect draw:style-name="gr27" draw:text-style-name="P16" draw:layer="layout" svg:width="1.143cm" svg:height="0.477cm" svg:x="19.034cm" svg:y="22.78cm">
            <text:p/>
          </draw:rect>
          <draw:rect draw:style-name="gr27" draw:text-style-name="P15" draw:layer="layout" svg:width="3.81cm" svg:height="0.476cm" svg:x="15.224cm" svg:y="23.257cm">
            <text:p/>
          </draw:rect>
          <draw:rect draw:style-name="gr27" draw:text-style-name="P16" draw:layer="layout" svg:width="1.143cm" svg:height="0.476cm" svg:x="19.034cm" svg:y="23.257cm">
            <text:p/>
          </draw:rect>
          <draw:rect draw:style-name="gr27" draw:text-style-name="P6" draw:layer="layout" svg:width="2.54cm" svg:height="0.833cm" svg:x="12.684cm" svg:y="22.9cm">
            <text:p/>
          </draw:rect>
          <draw:rect draw:style-name="gr25" draw:text-style-name="P6" draw:layer="layout" svg:width="2.54cm" svg:height="0.477cm" svg:x="12.684cm" svg:y="22.423cm">
            <text:p text:style-name="P1"><text:span text:style-name="T5">SP</text:span></text:p>
          </draw:rect>
          <draw:rect draw:style-name="gr28" draw:text-style-name="P2" draw:layer="layout" svg:width="2.539cm" svg:height="0.595cm" svg:x="12.684cm" svg:y="21.828cm">
            <text:p text:style-name="P1"><text:span text:style-name="T1">Pod ( 9 )</text:span></text:p>
          </draw:rect>
          <draw:rect draw:style-name="gr23" draw:text-style-name="P1" draw:layer="layout" svg:width="12.573cm" svg:height="1.905cm" svg:x="12.684cm" svg:y="21.828cm">
            <text:p/>
          </draw:rect>
        </draw:g>
        <draw:g>
          <draw:rect draw:style-name="gr26" draw:text-style-name="P15" draw:layer="layout" svg:width="3.81cm" svg:height="0.476cm" svg:x="15.224cm" svg:y="25.003cm">
            <text:p text:style-name="P1"><text:span text:style-name="T9">Component</text:span></text:p>
          </draw:rect>
          <draw:rect draw:style-name="gr26" draw:text-style-name="P16" draw:layer="layout" svg:width="1.143cm" svg:height="0.476cm" svg:x="19.034cm" svg:y="25.003cm">
            <text:p text:style-name="P1"><text:span text:style-name="T10">Dam.</text:span></text:p>
          </draw:rect>
          <draw:rect draw:style-name="gr27" draw:text-style-name="P15" draw:layer="layout" svg:width="3.81cm" svg:height="0.476cm" svg:x="15.224cm" svg:y="25.479cm">
            <text:p/>
          </draw:rect>
          <draw:rect draw:style-name="gr27" draw:text-style-name="P16" draw:layer="layout" svg:width="1.143cm" svg:height="0.476cm" svg:x="19.034cm" svg:y="25.479cm">
            <text:p/>
          </draw:rect>
          <draw:rect draw:style-name="gr27" draw:text-style-name="P15" draw:layer="layout" svg:width="3.81cm" svg:height="0.477cm" svg:x="15.224cm" svg:y="25.955cm">
            <text:p/>
          </draw:rect>
          <draw:rect draw:style-name="gr27" draw:text-style-name="P16" draw:layer="layout" svg:width="1.143cm" svg:height="0.477cm" svg:x="19.034cm" svg:y="25.955cm">
            <text:p/>
          </draw:rect>
          <draw:rect draw:style-name="gr27" draw:text-style-name="P15" draw:layer="layout" svg:width="3.81cm" svg:height="0.476cm" svg:x="15.224cm" svg:y="26.432cm">
            <text:p/>
          </draw:rect>
          <draw:rect draw:style-name="gr27" draw:text-style-name="P16" draw:layer="layout" svg:width="1.143cm" svg:height="0.476cm" svg:x="19.034cm" svg:y="26.432cm">
            <text:p/>
          </draw:rect>
          <draw:rect draw:style-name="gr27" draw:text-style-name="P6" draw:layer="layout" svg:width="2.54cm" svg:height="0.833cm" svg:x="12.684cm" svg:y="26.075cm">
            <text:p/>
          </draw:rect>
          <draw:rect draw:style-name="gr25" draw:text-style-name="P6" draw:layer="layout" svg:width="2.54cm" svg:height="0.477cm" svg:x="12.684cm" svg:y="25.598cm">
            <text:p text:style-name="P1"><text:span text:style-name="T5">SP</text:span></text:p>
          </draw:rect>
          <draw:rect draw:style-name="gr28" draw:text-style-name="P2" draw:layer="layout" svg:width="2.539cm" svg:height="0.595cm" svg:x="12.684cm" svg:y="25.003cm">
            <text:p text:style-name="P1"><text:span text:style-name="T1">Pod ( 9 )</text:span></text:p>
          </draw:rect>
          <draw:rect draw:style-name="gr23" draw:text-style-name="P1" draw:layer="layout" svg:width="7.493cm" svg:height="1.905cm" svg:x="12.684cm" svg:y="25.00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11T21:07:38.88</meta:creation-date>
    <meta:generator>OpenOffice/4.1.2$Win32 OpenOffice.org_project/412m3$Build-9782</meta:generator>
    <dc:date>2017-04-17T23:53:38.36</dc:date>
    <meta:editing-duration>PT1H57M24S</meta:editing-duration>
    <meta:editing-cycles>11</meta:editing-cycles>
    <meta:print-date>2017-04-11T22:20:22.67</meta:print-date>
    <meta:document-statistic meta:object-count="331"/>
  </office:meta>
</office:document-meta>
</file>